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color="#ff3333" fo:font-size="10pt" style:font-size-asian="10pt" style:font-size-complex="10pt"/>
    </style:style>
    <style:style style:name="P5" style:family="paragraph">
      <style:text-properties fo:color="#0000ff"/>
    </style:style>
    <style:style style:name="P6" style:family="paragraph">
      <style:text-properties fo:color="#0000ff" fo:font-size="10pt" style:font-size-asian="10pt" style:font-size-complex="10pt"/>
    </style:style>
    <style:style style:name="P7" style:family="paragraph">
      <style:text-properties fo:color="#0000ff" style:font-name="Liberation Sans" fo:font-size="10pt" style:letter-kerning="true" style:font-name-asian="Droid Sans Fallback" style:font-size-asian="10pt" style:font-name-complex="FreeSans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3333" fo:font-size="10pt" style:font-size-asian="10pt" style:font-size-complex="10pt"/>
    </style:style>
    <style:style style:name="T3" style:family="text">
      <style:text-properties fo:color="#0000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cm" svg:height="0.6cm" svg:x="1.3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6cm" svg:height="0.6cm" svg:x="7.028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cm" svg:height="0.6cm" svg:x="7.028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6cm" svg:height="0.6cm" svg:x="7.028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cm" svg:height="0.6cm" svg:x="7.028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cm" svg:height="0.6cm" svg:x="7.02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637cm" svg:x1="1.812cm" svg:y1="9.54cm" svg:x2="7.028cm" svg:y2="3cm" draw:start-shape="id1" draw:start-glue-point="11" draw:end-shape="id2" draw:end-glue-point="6" svg:d="M1812 9540c3024 0 416-6540 5216-6540" svg:viewBox="0 0 5217 6541">
          <text:p/>
        </draw:connector>
        <draw:connector draw:style-name="gr3" draw:text-style-name="P1" draw:layer="layout" draw:type="curve" svg:x1="1.9cm" svg:y1="9.752cm" svg:x2="7.116cm" svg:y2="6.613cm" draw:start-shape="id1" draw:start-glue-point="10" draw:end-shape="id3" draw:end-glue-point="7" svg:d="M1900 9752c3847 0 1240-3139 5216-3139" svg:viewBox="0 0 5217 3140">
          <text:p/>
        </draw:connector>
        <draw:connector draw:style-name="gr3" draw:text-style-name="P1" draw:layer="layout" draw:type="curve" svg:x1="1.9cm" svg:y1="9.752cm" svg:x2="7.028cm" svg:y2="9.752cm" draw:start-shape="id1" draw:start-glue-point="10" draw:end-shape="id4" draw:end-glue-point="6" svg:d="M1900 9752h5128" svg:viewBox="0 0 5129 1">
          <text:p/>
        </draw:connector>
        <draw:connector draw:style-name="gr3" draw:text-style-name="P1" draw:layer="layout" draw:type="curve" svg:x1="1.9cm" svg:y1="9.752cm" svg:x2="7.028cm" svg:y2="13.202cm" draw:start-shape="id1" draw:start-glue-point="10" draw:end-shape="id5" draw:end-glue-point="6" svg:d="M1900 9752c3847 0 1284 3450 5128 3450" svg:viewBox="0 0 5129 3451">
          <text:p/>
        </draw:connector>
        <draw:connector draw:style-name="gr3" draw:text-style-name="P1" draw:layer="layout" draw:type="curve" svg:x1="1.812cm" svg:y1="9.964cm" svg:x2="7.028cm" svg:y2="16.6cm" draw:start-shape="id1" draw:start-glue-point="9" draw:end-shape="id6" draw:end-glue-point="6" svg:d="M1812 9964c3979 0 1372 6636 5216 6636" svg:viewBox="0 0 5217 6637">
          <text:p/>
        </draw:connector>
        <draw:frame draw:style-name="gr4" draw:text-style-name="P2" draw:layer="layout" svg:width="2.102cm" svg:height="1.047cm" svg:x="4cm" svg:y="2.3cm">
          <draw:text-box>
            <text:p text:style-name="P2"><text:span text:style-name="T1">Database </text:span></text:p>
            <text:p text:style-name="P3"><text:span text:style-name="T1">Design</text:span></text:p>
          </draw:text-box>
        </draw:frame>
        <draw:frame draw:style-name="gr4" draw:text-style-name="P3" draw:layer="layout" svg:width="2.314cm" svg:height="1.047cm" svg:x="4.101cm" svg:y="5.893cm">
          <draw:text-box>
            <text:p text:style-name="P3"><text:span text:style-name="T1">Home page</text:span></text:p>
            <text:p text:style-name="P3"><text:span text:style-name="T1">Design</text:span></text:p>
          </draw:text-box>
        </draw:frame>
        <draw:frame draw:style-name="gr4" draw:text-style-name="P3" draw:layer="layout" svg:width="2.585cm" svg:height="1.047cm" svg:x="4.4cm" svg:y="8.8cm">
          <draw:text-box>
            <text:p text:style-name="P1"><text:span text:style-name="T1">Post Ad page</text:span></text:p>
            <text:p text:style-name="P1"><text:span text:style-name="T1">Design</text:span></text:p>
          </draw:text-box>
        </draw:frame>
        <draw:frame draw:style-name="gr4" draw:text-style-name="P3" draw:layer="layout" svg:width="2.631cm" svg:height="1.047cm" svg:x="4.401cm" svg:y="11.301cm">
          <draw:text-box>
            <text:p text:style-name="P1"><text:span text:style-name="T1">View Ad page</text:span></text:p>
            <text:p text:style-name="P1"><text:span text:style-name="T1">Design</text:span></text:p>
          </draw:text-box>
        </draw:frame>
        <draw:frame draw:style-name="gr4" draw:text-style-name="P3" draw:layer="layout" svg:width="2.369cm" svg:height="1.047cm" svg:x="5.001cm" svg:y="14.801cm">
          <draw:text-box>
            <text:p text:style-name="P1"><text:span text:style-name="T1">Profile page</text:span></text:p>
            <text:p text:style-name="P1"><text:span text:style-name="T1">Design</text:span></text:p>
          </draw:text-box>
        </draw:frame>
        <draw:frame draw:style-name="gr4" draw:text-style-name="P4" draw:layer="layout" svg:width="0.697cm" svg:height="0.649cm" svg:x="5.1cm" svg:y="3.4cm">
          <draw:text-box>
            <text:p><text:span text:style-name="T2">3</text:span></text:p>
          </draw:text-box>
        </draw:frame>
        <draw:frame draw:style-name="gr4" draw:text-style-name="P6" draw:layer="layout" svg:width="0.697cm" svg:height="0.649cm" svg:x="5.101cm" svg:y="7.001cm">
          <draw:text-box>
            <text:p text:style-name="P5"><text:span text:style-name="T3">2</text:span></text:p>
          </draw:text-box>
        </draw:frame>
        <draw:frame draw:style-name="gr4" draw:text-style-name="P4" draw:layer="layout" svg:width="0.697cm" svg:height="0.649cm" svg:x="5.101cm" svg:y="3.401cm">
          <draw:text-box>
            <text:p><text:span text:style-name="T2">3</text:span></text:p>
          </draw:text-box>
        </draw:frame>
        <draw:frame draw:style-name="gr4" draw:text-style-name="P4" draw:layer="layout" svg:width="0.697cm" svg:height="0.649cm" svg:x="5.101cm" svg:y="9.801cm">
          <draw:text-box>
            <text:p text:style-name="P7">1</text:p>
          </draw:text-box>
        </draw:frame>
        <draw:frame draw:style-name="gr4" draw:text-style-name="P4" draw:layer="layout" svg:width="0.697cm" svg:height="0.649cm" svg:x="5.102cm" svg:y="12.802cm">
          <draw:text-box>
            <text:p text:style-name="P7">1</text:p>
          </draw:text-box>
        </draw:frame>
        <draw:frame draw:style-name="gr4" draw:text-style-name="P4" draw:layer="layout" svg:width="0.697cm" svg:height="0.649cm" svg:x="5.102cm" svg:y="16.002cm">
          <draw:text-box>
            <text:p text:style-name="P7">1</text:p>
          </draw:text-box>
        </draw:frame>
        <draw:custom-shape draw:style-name="gr1" draw:text-style-name="P1" xml:id="id7" draw:id="id7" draw:layer="layout" svg:width="0.6cm" svg:height="0.6cm" svg:x="13.029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628cm" svg:y1="3cm" svg:x2="13.029cm" svg:y2="3.001cm" draw:start-shape="id2" draw:start-glue-point="10" draw:end-shape="id7" draw:end-glue-point="6" svg:d="M7628 3000c4051 0 1351 1 5401 1" svg:viewBox="0 0 5402 2">
          <text:p/>
        </draw:connector>
        <draw:frame draw:style-name="gr4" draw:text-style-name="P2" draw:layer="layout" svg:width="2.555cm" svg:height="0.649cm" svg:x="9.2cm" svg:y="7.601cm">
          <draw:text-box>
            <text:p text:style-name="P3"><text:span text:style-name="T1">Write manual</text:span></text:p>
          </draw:text-box>
        </draw:frame>
        <draw:custom-shape draw:style-name="gr1" draw:text-style-name="P1" xml:id="id8" draw:id="id8" draw:layer="layout" svg:width="0.6cm" svg:height="0.6cm" svg:x="17.93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1.442cm" svg:x1="13.629cm" svg:y1="3.001cm" svg:x2="18.018cm" svg:y2="9.54cm" draw:start-shape="id7" draw:start-glue-point="10" draw:end-shape="id8" draw:end-glue-point="5" svg:d="M13629 3001c5389 0 3195 6539 4389 6539" svg:viewBox="0 0 4390 6540">
          <text:p/>
        </draw:connector>
        <draw:frame draw:style-name="gr4" draw:text-style-name="P2" draw:layer="layout" svg:width="3.41cm" svg:height="1.047cm" svg:x="16.2cm" svg:y="3.002cm">
          <draw:text-box>
            <text:p text:style-name="P3"><text:span text:style-name="T1">Connect Database</text:span></text:p>
            <text:p text:style-name="P3"><text:span text:style-name="T1">To Application</text:span></text:p>
          </draw:text-box>
        </draw:frame>
        <draw:custom-shape draw:style-name="gr1" draw:text-style-name="P1" xml:id="id9" draw:id="id9" draw:layer="layout" svg:width="0.6cm" svg:height="0.6cm" svg:x="22.431cm" svg:y="9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8.53cm" svg:y1="9.752cm" svg:x2="22.431cm" svg:y2="9.753cm" draw:start-shape="id8" draw:start-glue-point="10" draw:end-shape="id9" draw:end-glue-point="6" svg:d="M18530 9752c2926 0 976 1 3901 1" svg:viewBox="0 0 3902 2">
          <text:p/>
        </draw:connector>
        <draw:frame draw:style-name="gr4" draw:text-style-name="P2" draw:layer="layout" svg:width="2.746cm" svg:height="0.649cm" svg:x="19cm" svg:y="9.203cm">
          <draw:text-box>
            <text:p text:style-name="P3"><text:span text:style-name="T1">Test Database</text:span></text:p>
          </draw:text-box>
        </draw:frame>
        <draw:custom-shape draw:style-name="gr1" draw:text-style-name="P1" xml:id="id10" draw:id="id10" draw:layer="layout" svg:width="0.6cm" svg:height="0.6cm" svg:x="10.129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6cm" svg:height="0.6cm" svg:x="13.029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628cm" svg:y1="6.401cm" svg:x2="10.129cm" svg:y2="6.402cm" draw:start-shape="id3" draw:start-glue-point="10" draw:end-shape="id10" draw:end-glue-point="6" svg:d="M7628 6401c1876 0 626 1 2501 1" svg:viewBox="0 0 2502 2">
          <text:p/>
        </draw:connector>
        <draw:connector draw:style-name="gr3" draw:text-style-name="P1" draw:layer="layout" draw:type="curve" svg:x1="10.729cm" svg:y1="6.402cm" svg:x2="13.029cm" svg:y2="6.402cm" draw:start-shape="id10" draw:start-glue-point="10" draw:end-shape="id11" draw:end-glue-point="6" svg:d="M10729 6402h2300" svg:viewBox="0 0 2301 1">
          <text:p/>
        </draw:connector>
        <draw:connector draw:style-name="gr3" draw:text-style-name="P1" draw:layer="layout" draw:type="curve" draw:line-skew="0.812cm" svg:x1="7.54cm" svg:y1="6.613cm" svg:x2="13.329cm" svg:y2="6.702cm" draw:start-shape="id3" draw:start-glue-point="9" draw:end-shape="id11" draw:end-glue-point="8" svg:d="M7540 6613c0 2104 5789 2060 5789 89" svg:viewBox="0 0 5790 1574">
          <text:p/>
        </draw:connector>
        <draw:custom-shape draw:style-name="gr1" draw:text-style-name="P1" xml:id="id12" draw:id="id12" draw:layer="layout" svg:width="0.6cm" svg:height="0.6cm" svg:x="13.029cm" svg:y="9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6cm" svg:height="0.6cm" svg:x="13.029cm" svg:y="12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6cm" svg:height="0.6cm" svg:x="13.029cm" svg:y="1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628cm" svg:y1="9.752cm" svg:x2="13.029cm" svg:y2="9.753cm" draw:start-shape="id4" draw:start-glue-point="10" draw:end-shape="id12" draw:end-glue-point="6" svg:d="M7628 9752c4051 0 1351 1 5401 1" svg:viewBox="0 0 5402 2">
          <text:p/>
        </draw:connector>
        <draw:line draw:style-name="gr3" draw:text-style-name="P1" draw:layer="layout" svg:x1="7.7cm" svg:y1="13.3cm" svg:x2="13cm" svg:y2="13.3cm">
          <text:p/>
        </draw:line>
        <draw:line draw:style-name="gr3" draw:text-style-name="P1" draw:layer="layout" svg:x1="7.7cm" svg:y1="16.7cm" svg:x2="13.1cm" svg:y2="16.7cm">
          <text:p/>
        </draw:line>
        <draw:frame draw:style-name="gr5" draw:text-style-name="P3" draw:layer="layout" svg:width="2.352cm" svg:height="1.098cm" svg:x="7.6cm" svg:y="5.402cm">
          <draw:text-box>
            <text:p text:style-name="P3"><text:span text:style-name="T1">Program </text:span></text:p>
            <text:p text:style-name="P3"><text:span text:style-name="T1">Home Page</text:span></text:p>
          </draw:text-box>
        </draw:frame>
        <draw:frame draw:style-name="gr5" draw:text-style-name="P3" draw:layer="layout" svg:width="2.259cm" svg:height="1.098cm" svg:x="10.6cm" svg:y="5.402cm">
          <draw:text-box>
            <text:p text:style-name="P3"><text:span text:style-name="T1">Program </text:span></text:p>
            <text:p text:style-name="P3"><text:span text:style-name="T1">Search Bar</text:span></text:p>
          </draw:text-box>
        </draw:frame>
        <draw:frame draw:style-name="gr4" draw:text-style-name="P3" draw:layer="layout" svg:width="2.585cm" svg:height="1.047cm" svg:x="9.001cm" svg:y="8.801cm">
          <draw:text-box>
            <text:p text:style-name="P1"><text:span text:style-name="T1">Program</text:span></text:p>
            <text:p text:style-name="P1"><text:span text:style-name="T1">Post Ad page</text:span></text:p>
          </draw:text-box>
        </draw:frame>
        <draw:frame draw:style-name="gr4" draw:text-style-name="P3" draw:layer="layout" svg:width="2.631cm" svg:height="1.047cm" svg:x="9.002cm" svg:y="12.302cm">
          <draw:text-box>
            <text:p text:style-name="P1"><text:span text:style-name="T1">Program</text:span></text:p>
            <text:p text:style-name="P1"><text:span text:style-name="T1">View Ad page</text:span></text:p>
          </draw:text-box>
        </draw:frame>
        <draw:frame draw:style-name="gr4" draw:text-style-name="P3" draw:layer="layout" svg:width="2.369cm" svg:height="1.047cm" svg:x="9.003cm" svg:y="15.803cm">
          <draw:text-box>
            <text:p text:style-name="P1"><text:span text:style-name="T1">Program</text:span></text:p>
            <text:p text:style-name="P1"><text:span text:style-name="T1">Profile page</text:span></text:p>
          </draw:text-box>
        </draw:frame>
        <draw:connector draw:style-name="gr3" draw:text-style-name="P1" draw:layer="layout" draw:type="curve" draw:line-skew="0.812cm" svg:x1="7.564cm" svg:y1="10.04cm" svg:x2="13.353cm" svg:y2="10.129cm" svg:d="M7564 10040c0 2104 5789 2060 5789 89" svg:viewBox="0 0 5790 1574">
          <text:p/>
        </draw:connector>
        <draw:connector draw:style-name="gr3" draw:text-style-name="P1" draw:layer="layout" draw:type="curve" draw:line-skew="0.812cm" svg:x1="7.588cm" svg:y1="13.467cm" svg:x2="13.377cm" svg:y2="13.556cm" svg:d="M7588 13467c0 2104 5789 2060 5789 89" svg:viewBox="0 0 5790 1574">
          <text:p/>
        </draw:connector>
        <draw:connector draw:style-name="gr3" draw:text-style-name="P1" draw:layer="layout" draw:type="curve" draw:line-skew="0.812cm" svg:x1="7.612cm" svg:y1="16.894cm" svg:x2="13.401cm" svg:y2="16.983cm" svg:d="M7612 16894c0 2104 5789 2060 5789 89" svg:viewBox="0 0 5790 1574">
          <text:p/>
        </draw:connector>
        <draw:frame draw:style-name="gr4" draw:text-style-name="P2" draw:layer="layout" svg:width="2.555cm" svg:height="0.649cm" svg:x="9.201cm" svg:y="11.002cm">
          <draw:text-box>
            <text:p text:style-name="P3"><text:span text:style-name="T1">Write manual</text:span></text:p>
          </draw:text-box>
        </draw:frame>
        <draw:frame draw:style-name="gr4" draw:text-style-name="P2" draw:layer="layout" svg:width="2.555cm" svg:height="0.649cm" svg:x="9.201cm" svg:y="14.402cm">
          <draw:text-box>
            <text:p text:style-name="P3"><text:span text:style-name="T1">Write manual</text:span></text:p>
          </draw:text-box>
        </draw:frame>
        <draw:frame draw:style-name="gr4" draw:text-style-name="P2" draw:layer="layout" svg:width="2.555cm" svg:height="0.649cm" svg:x="9.201cm" svg:y="17.802cm">
          <draw:text-box>
            <text:p text:style-name="P3"><text:span text:style-name="T1">Write manual</text:span></text:p>
          </draw:text-box>
        </draw:frame>
        <draw:frame draw:style-name="gr4" draw:text-style-name="P2" draw:layer="layout" svg:width="3.448cm" svg:height="0.649cm" svg:x="8.601cm" svg:y="2.402cm">
          <draw:text-box>
            <text:p text:style-name="P3"><text:span text:style-name="T1">Program Database</text:span></text:p>
          </draw:text-box>
        </draw:frame>
        <draw:frame draw:style-name="gr6" draw:text-style-name="P4" draw:layer="layout" svg:width="0.697cm" svg:height="0.649cm" svg:x="9.902cm" svg:y="3.002cm">
          <draw:text-box>
            <text:p><text:span text:style-name="T2">3</text:span></text:p>
          </draw:text-box>
        </draw:frame>
        <draw:frame draw:style-name="gr4" draw:text-style-name="P4" draw:layer="layout" svg:width="0.697cm" svg:height="0.649cm" svg:x="8.203cm" svg:y="6.303cm">
          <draw:text-box>
            <text:p text:style-name="P7">3</text:p>
          </draw:text-box>
        </draw:frame>
        <draw:frame draw:style-name="gr4" draw:text-style-name="P4" draw:layer="layout" svg:width="0.697cm" svg:height="0.649cm" svg:x="11.403cm" svg:y="6.303cm">
          <draw:text-box>
            <text:p text:style-name="P7">2</text:p>
          </draw:text-box>
        </draw:frame>
        <draw:frame draw:style-name="gr4" draw:text-style-name="P4" draw:layer="layout" svg:width="0.697cm" svg:height="0.649cm" svg:x="10.004cm" svg:y="9.604cm">
          <draw:text-box>
            <text:p text:style-name="P7">2</text:p>
          </draw:text-box>
        </draw:frame>
        <draw:frame draw:style-name="gr4" draw:text-style-name="P4" draw:layer="layout" svg:width="0.697cm" svg:height="0.649cm" svg:x="9.804cm" svg:y="16.604cm">
          <draw:text-box>
            <text:p text:style-name="P7">2</text:p>
          </draw:text-box>
        </draw:frame>
        <draw:frame draw:style-name="gr4" draw:text-style-name="P4" draw:layer="layout" svg:width="0.697cm" svg:height="0.649cm" svg:x="10.004cm" svg:y="13.204cm">
          <draw:text-box>
            <text:p text:style-name="P7">3</text:p>
          </draw:text-box>
        </draw:frame>
        <draw:frame draw:style-name="gr4" draw:text-style-name="P4" draw:layer="layout" svg:width="0.697cm" svg:height="0.649cm" svg:x="11.604cm" svg:y="7.904cm">
          <draw:text-box>
            <text:p text:style-name="P7">1</text:p>
          </draw:text-box>
        </draw:frame>
        <draw:frame draw:style-name="gr4" draw:text-style-name="P4" draw:layer="layout" svg:width="0.697cm" svg:height="0.649cm" svg:x="11.605cm" svg:y="11.405cm">
          <draw:text-box>
            <text:p text:style-name="P7">1</text:p>
          </draw:text-box>
        </draw:frame>
        <draw:frame draw:style-name="gr4" draw:text-style-name="P4" draw:layer="layout" svg:width="0.697cm" svg:height="0.649cm" svg:x="11.606cm" svg:y="14.806cm">
          <draw:text-box>
            <text:p text:style-name="P7">1</text:p>
          </draw:text-box>
        </draw:frame>
        <draw:frame draw:style-name="gr4" draw:text-style-name="P4" draw:layer="layout" svg:width="0.697cm" svg:height="0.649cm" svg:x="11.607cm" svg:y="18.207cm">
          <draw:text-box>
            <text:p text:style-name="P7">1</text:p>
          </draw:text-box>
        </draw:frame>
        <draw:frame draw:style-name="gr6" draw:text-style-name="P4" draw:layer="layout" svg:width="0.697cm" svg:height="0.649cm" svg:x="15.803cm" svg:y="3.603cm">
          <draw:text-box>
            <text:p><text:span text:style-name="T2">3</text:span></text:p>
          </draw:text-box>
        </draw:frame>
        <draw:connector draw:style-name="gr3" draw:text-style-name="P1" draw:layer="layout" draw:type="curve" svg:x1="13.629cm" svg:y1="6.402cm" svg:x2="17.93cm" svg:y2="9.752cm" draw:start-shape="id11" draw:start-glue-point="10" draw:end-shape="id8" draw:end-glue-point="6" svg:d="M13629 6402c3226 0 1076 3350 4301 3350" svg:viewBox="0 0 4302 3351">
          <text:p/>
        </draw:connector>
        <draw:connector draw:style-name="gr3" draw:text-style-name="P1" draw:layer="layout" draw:type="curve" svg:x1="13.629cm" svg:y1="9.753cm" svg:x2="17.93cm" svg:y2="9.752cm" draw:start-shape="id12" draw:start-glue-point="10" draw:end-shape="id8" draw:end-glue-point="6" svg:d="M13629 9753c3226 0 1076-1 4301-1" svg:viewBox="0 0 4302 2">
          <text:p/>
        </draw:connector>
        <draw:connector draw:style-name="gr3" draw:text-style-name="P1" draw:layer="layout" draw:type="curve" svg:x1="13.629cm" svg:y1="13.203cm" svg:x2="18.018cm" svg:y2="9.964cm" draw:start-shape="id13" draw:start-glue-point="10" draw:end-shape="id8" draw:end-glue-point="7" svg:d="M13629 13203c3226 0 1032-3239 4389-3239" svg:viewBox="0 0 4390 3240">
          <text:p/>
        </draw:connector>
        <draw:connector draw:style-name="gr3" draw:text-style-name="P1" draw:layer="layout" draw:type="curve" svg:x1="13.629cm" svg:y1="16.601cm" svg:x2="18.018cm" svg:y2="9.964cm" draw:start-shape="id14" draw:start-glue-point="10" draw:end-shape="id8" draw:end-glue-point="7" svg:d="M13629 16601c3226 0 1032-6637 4389-6637" svg:viewBox="0 0 4390 6638">
          <text:p/>
        </draw:connector>
        <draw:frame draw:style-name="gr4" draw:text-style-name="P2" draw:layer="layout" svg:width="2.267cm" svg:height="1.047cm" svg:x="14.56cm" svg:y="5.634cm">
          <draw:text-box>
            <text:p text:style-name="P3"><text:span text:style-name="T1">Connect To</text:span></text:p>
            <text:p text:style-name="P3"><text:span text:style-name="T1">Database</text:span></text:p>
          </draw:text-box>
        </draw:frame>
        <draw:frame draw:style-name="gr4" draw:text-style-name="P2" draw:layer="layout" svg:width="2.267cm" svg:height="1.047cm" svg:x="14.061cm" svg:y="8.835cm">
          <draw:text-box>
            <text:p text:style-name="P3"><text:span text:style-name="T1">Connect To</text:span></text:p>
            <text:p text:style-name="P3"><text:span text:style-name="T1">Database</text:span></text:p>
          </draw:text-box>
        </draw:frame>
        <draw:frame draw:style-name="gr4" draw:text-style-name="P2" draw:layer="layout" svg:width="2.267cm" svg:height="1.047cm" svg:x="13.462cm" svg:y="11.836cm">
          <draw:text-box>
            <text:p text:style-name="P3"><text:span text:style-name="T1">Connect To</text:span></text:p>
            <text:p text:style-name="P3"><text:span text:style-name="T1">Database</text:span></text:p>
          </draw:text-box>
        </draw:frame>
        <draw:frame draw:style-name="gr4" draw:text-style-name="P2" draw:layer="layout" svg:width="2.267cm" svg:height="1.047cm" svg:x="13.463cm" svg:y="14.837cm">
          <draw:text-box>
            <text:p text:style-name="P3"><text:span text:style-name="T1">Connect To</text:span></text:p>
            <text:p text:style-name="P3"><text:span text:style-name="T1">Database</text:span></text:p>
          </draw:text-box>
        </draw:frame>
        <draw:frame draw:style-name="gr6" draw:text-style-name="P4" draw:layer="layout" svg:width="0.697cm" svg:height="0.649cm" svg:x="14.504cm" svg:y="6.604cm">
          <draw:text-box>
            <text:p text:style-name="P7">0</text:p>
          </draw:text-box>
        </draw:frame>
        <draw:frame draw:style-name="gr6" draw:text-style-name="P4" draw:layer="layout" svg:width="0.697cm" svg:height="0.649cm" svg:x="14.505cm" svg:y="9.705cm">
          <draw:text-box>
            <text:p text:style-name="P7">0</text:p>
          </draw:text-box>
        </draw:frame>
        <draw:frame draw:style-name="gr6" draw:text-style-name="P4" draw:layer="layout" svg:width="0.697cm" svg:height="0.649cm" svg:x="14.506cm" svg:y="12.906cm">
          <draw:text-box>
            <text:p text:style-name="P7">0</text:p>
          </draw:text-box>
        </draw:frame>
        <draw:frame draw:style-name="gr6" draw:text-style-name="P4" draw:layer="layout" svg:width="0.697cm" svg:height="0.649cm" svg:x="14.807cm" svg:y="15.807cm">
          <draw:text-box>
            <text:p text:style-name="P7">0</text:p>
          </draw:text-box>
        </draw:frame>
        <draw:connector draw:style-name="gr3" draw:text-style-name="P1" draw:layer="layout" draw:type="curve" draw:line-skew="1.172cm" svg:x1="18.442cm" svg:y1="9.964cm" svg:x2="22.731cm" svg:y2="10.053cm" draw:start-shape="id8" draw:start-glue-point="9" draw:end-shape="id9" draw:end-glue-point="8" svg:d="M18442 9964c0 2644 4289 2600 4289 89" svg:viewBox="0 0 4290 1979">
          <text:p/>
        </draw:connector>
        <draw:frame draw:style-name="gr4" draw:text-style-name="P2" draw:layer="layout" svg:width="2.339cm" svg:height="1.047cm" svg:x="19.402cm" svg:y="10.903cm">
          <draw:text-box>
            <text:p text:style-name="P3"><text:span text:style-name="T1">Acceptance</text:span></text:p>
            <text:p text:style-name="P3"><text:span text:style-name="T1">Tests</text:span></text:p>
          </draw:text-box>
        </draw:frame>
        <draw:frame draw:style-name="gr6" draw:text-style-name="P4" draw:layer="layout" svg:width="0.697cm" svg:height="0.649cm" svg:x="20.304cm" svg:y="11.904cm">
          <draw:text-box>
            <text:p text:style-name="P7">1</text:p>
          </draw:text-box>
        </draw:frame>
        <draw:frame draw:style-name="gr6" draw:text-style-name="P4" draw:layer="layout" svg:width="0.697cm" svg:height="0.649cm" svg:x="20.204cm" svg:y="9.704cm">
          <draw:text-box>
            <text:p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4:27:50.715309503</meta:creation-date>
    <dc:date>2016-01-22T15:08:49.955254639</dc:date>
    <meta:editing-duration>PT9M48S</meta:editing-duration>
    <meta:editing-cycles>3</meta:editing-cycles>
    <meta:generator>LibreOffice/4.2.8.2$Linux_X86_64 LibreOffice_project/420m0$Build-2</meta:generator>
    <meta:document-statistic meta:object-count="81"/>
  </office:meta>
</office:document-meta>
</file>